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7.83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102.06mm"/>
    </style:style>
    <style:style style:name="co15" style:family="table-column">
      <style:table-column-properties fo:break-before="auto" style:column-width="54.1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2.49mm"/>
    </style:style>
    <style:style style:name="co18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 style:rotation-angle="0"/>
    </style:style>
    <style:style style:name="ce6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12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73" style:family="table-cell" style:parent-style-name="Default">
      <style:table-cell-properties fo:background-color="#3399ff" fo:border="0.06pt solid #000000"/>
    </style:style>
    <style:style style:name="ce74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7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92" style:family="table-cell" style:parent-style-name="Default">
      <style:table-cell-properties fo:background-color="#b2b2b2" fo:border="0.06pt solid #000000"/>
      <style:text-properties fo:color="#666666"/>
    </style:style>
    <style:style style:name="ce29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0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9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59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  <table:table-row table:style-name="ro1">
          <table:table-cell office:value-type="string" calcext:value-type="string">
            <text:p>Document summary ods files to wiki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Date</text:p>
          </table:table-cell>
          <table:table-cell table:style-name="ce12" office:value-type="string" calcext:value-type="string">
            <text:p>Runnable ?</text:p>
          </table:table-cell>
          <table:table-cell table:style-name="ce12" office:value-type="string" calcext:value-type="string">
            <text:p>Tests ?</text:p>
          </table:table-cell>
          <table:table-cell table:style-name="ce12" office:value-type="string" calcext:value-type="string">
            <text:p>Generated ?</text:p>
          </table:table-cell>
          <table:table-cell table:style-name="ce2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BundleScanner</text:p>
          </table:table-cell>
          <table:table-cell table:style-name="ce6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KeyResults</text:p>
          </table:table-cell>
          <table:table-cell table:style-name="ce6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Result</text:p>
          </table:table-cell>
          <table:table-cell table:style-name="ce6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jamuz.gui</text:p>
          </table:table-cell>
          <table:table-cell table:style-name="ce61" office:value-type="string" calcext:value-type="string">
            <text:p>DialogScannerTest</text:p>
          </table:table-cell>
          <table:table-cell table:style-name="ce6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process.video</text:p>
          </table:table-cell>
          <table:table-cell table:style-name="ce61" office:value-type="string" calcext:value-type="string">
            <text:p>IconBufferVideoTest</text:p>
          </table:table-cell>
          <table:table-cell table:style-name="ce6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DateTimeTest</text:p>
          </table:table-cell>
          <table:table-cell table:style-name="ce6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StringManagerTest</text:p>
          </table:table-cell>
          <table:table-cell table:style-name="ce6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</text:p>
          </table:table-cell>
          <table:table-cell table:style-name="ce6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Buffer</text:p>
          </table:table-cell>
          <table:table-cell table:style-name="ce6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ompareOO</text:p>
          </table:table-cell>
          <table:table-cell table:style-name="ce6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reation</text:p>
          </table:table-cell>
          <table:table-cell table:style-name="ce6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Settings</text:p>
          </table:table-cell>
          <table:table-cell table:style-name="ce6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estProcessHelper</text:p>
          </table:table-cell>
          <table:table-cell table:style-name="ce6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SourceRepo</text:p>
          </table:table-cell>
          <table:table-cell table:style-name="ce6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Tag</text:p>
          </table:table-cell>
          <table:table-cell table:style-name="ce6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Check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anualTesting</text:p>
          </table:table-cell>
          <table:table-cell table:style-name="ce6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1Test</text:p>
          </table:table-cell>
          <table:table-cell table:style-name="ce61" office:value-type="string" calcext:value-type="string">
            <text:p>Simple Merge with guayadeque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0" office:value-type="string" calcext:value-type="string">
            <text:p>OK. Simply check that enough cases + document to wiki</text:p>
            <text:p>Rename to MergeGuayadequeTest and create same (DataRow) for other sources (once by one)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Browse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Read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7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somes albums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number-columns-repeated="8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Scan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Scan again </text:p>
          </table:table-cell>
          <table:table-cell table:style-name="ce61" office:value-type="string" calcext:value-type="string">
            <text:p>CheckTest2_OK</text:p>
          </table:table-cell>
          <table:table-cell table:style-name="ce74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61" office:value-type="string" calcext:value-type="string">
            <text:p>CheckTest3_DbOk</text:p>
          </table:table-cell>
          <table:table-cell table:style-name="ce74"/>
          <table:table-cell table:style-name="ce6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30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an album</text:p>
          </table:table-cell>
          <table:table-cell table:style-name="ce61" office:value-type="string" calcext:value-type="string">
            <text:p>MergeTest1_Creation</text:p>
          </table:table-cell>
          <table:table-cell table:style-name="ce29" office:value-type="string" calcext:value-type="string">
            <text:p>OK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3">
          <table:table-cell table:style-name="ce61" office:value-type="string" calcext:value-type="string">
            <text:p>Scan library quick</text:p>
          </table:table-cell>
          <table:table-cell table:style-name="ce61" office:value-type="string" calcext:value-type="string">
            <text:p>MergeTest2_DB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number-columns-repeated="4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Merge</text:p>
          </table:table-cell>
          <table:table-cell table:style-name="ce61" office:value-type="string" calcext:value-type="string">
            <text:p>MergeTest3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table-cell table:style-name="ce61" office:value-type="string" calcext:value-type="string">
            <text:p>AddedDate</text:p>
          </table:table-cell>
          <table:table-cell table:number-columns-repeated="4" table:style-name="ce92" office:value-type="string" calcext:value-type="string">
            <text:p>N/A</text:p>
          </table:table-cell>
        </table:table-row>
        <table:table-row table:style-name="ro3">
          <table:table-cell table:style-name="ce61" office:value-type="string" calcext:value-type="string">
            <text:p>Change stats in stat source &amp; JamuZ</text:p>
          </table:table-cell>
          <table:table-cell table:style-name="ce61" office:value-type="string" calcext:value-type="string">
            <text:p>'MergeTest4_1</text:p>
            <text:p>MergeTest4_JaMuz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table-cell table:style-name="ce35" office:value-type="string" calcext:value-type="string" table:number-columns-spanned="1" table:number-rows-spanned="4">
            <text:p>Refer to MergeTest4_New_MANUAL_SUMMARY-9e097b10-8160-…ods</text:p>
          </table:table-cell>
          <table:table-cell table:number-columns-repeated="4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4_New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covered-table-cell table:style-name="ce36"/>
          <table:table-cell table:number-columns-repeated="4" table:style-name="ce92" office:value-type="string" calcext:value-type="string">
            <text:p>N/A</text:p>
          </table:table-cell>
        </table:table-row>
        <table:table-row table:style-name="ro3">
          <table:table-cell table:style-name="ce61" office:value-type="string" calcext:value-type="string">
            <text:p>Change stats in stat source &amp; JamuZ, playCounter especially</text:p>
          </table:table-cell>
          <table:table-cell table:style-name="ce61" office:value-type="string" calcext:value-type="string">
            <text:p>'MergeTest5_1</text:p>
            <text:p>MergeTest5_JaMuz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covered-table-cell table:style-name="ce36"/>
          <table:table-cell table:number-columns-repeated="4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5_New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92" office:value-type="string" calcext:value-type="string">
            <text:p>N/A</text:p>
          </table:table-cell>
          <table:covered-table-cell table:style-name="ce36"/>
          <table:table-cell table:number-columns-repeated="4" table:style-name="ce92" office:value-type="string" calcext:value-type="string">
            <text:p>N/A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* Create 8 Album audio files from album definition files</text:p>
          </table:table-cell>
          <table:table-cell table:style-name="ce61" office:value-type="string" calcext:value-type="string">
            <text:p>MergeDevice1_KO</text:p>
          </table:table-cell>
          <table:table-cell table:style-name="ce33" office:value-type="string" calcext:value-type="string">
            <text:p>OK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4">
          <table:table-cell table:style-name="ce61" office:value-type="string" calcext:value-type="string">
            <text:p>* Scan library quick to insert files in JaMuz</text:p>
            <text:p> * Check Db and FS</text:p>
          </table:table-cell>
          <table:table-cell table:style-name="ce61" office:value-type="string" calcext:value-type="string">
            <text:p>MergeDevice2_DB</text:p>
          </table:table-cell>
          <table:table-cell table:style-name="ce33" office:value-type="string" calcext:value-type="string">
            <text:p>OK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6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61" office:value-type="string" calcext:value-type="string">
            <text:p>MergeDevice3_JaMuz</text:p>
          </table:table-cell>
          <table:table-cell table:style-name="ce33" office:value-type="string" calcext:value-type="string">
            <text:p>OK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61" office:value-type="string" calcext:value-type="string">
            <text:p>* Sync to MyTunes (Android) and Check FS on device</text:p>
          </table:table-cell>
          <table:table-cell table:style-name="ce61" office:value-type="string" calcext:value-type="string">
            <text:p>MergeDevice3_JaMuz</text:p>
          </table:table-cell>
          <table:table-cell table:style-name="ce33" office:value-type="string" calcext:value-type="string">
            <text:p>OK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* 1st Merge &amp; check</text:p>
          </table:table-cell>
          <table:table-cell table:style-name="ce61" office:value-type="string" calcext:value-type="string">
            <text:p>MergeDevice4_1stMerge</text:p>
          </table:table-cell>
          <table:table-cell table:style-name="ce81" office:value-type="string" calcext:value-type="string">
            <text:p>OK</text:p>
          </table:table-cell>
          <table:table-cell table:number-columns-repeated="8" table:style-name="ce61" office:value-type="string" calcext:value-type="string">
            <text:p>AddedDate</text:p>
          </table:table-cell>
        </table:table-row>
        <table:table-row table:style-name="ro1">
          <table:table-cell table:style-name="ce61" office:value-type="string" calcext:value-type="string">
            <text:p>change some stats in stat sources (+check)</text:p>
          </table:table-cell>
          <table:table-cell table:style-name="ce61" office:value-type="string" calcext:value-type="string">
            <text:p>MergeDevice5_&lt;IdstatSource&gt;</text:p>
          </table:table-cell>
          <table:table-cell table:style-name="ce82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70"/>
        </table:table-row>
        <table:table-row table:style-name="ro1">
          <table:table-cell table:style-name="ce61" office:value-type="string" calcext:value-type="string">
            <text:p>change some stats in JaMuz (+check)</text:p>
          </table:table-cell>
          <table:table-cell table:style-name="ce61" office:value-type="string" calcext:value-type="string">
            <text:p>MergeDevice5_JaMuz</text:p>
          </table:table-cell>
          <table:table-cell table:style-name="ce82" office:value-type="string" calcext:value-type="string">
            <text:p>OK</text:p>
          </table:table-cell>
          <table:covered-table-cell table:style-name="ce61"/>
          <table:covered-table-cell table:style-name="ce42"/>
          <table:covered-table-cell table:number-columns-repeated="6" table:style-name="ce70"/>
        </table:table-row>
        <table:table-row table:style-name="ro4">
          <table:table-cell table:style-name="ce61" office:value-type="string" calcext:value-type="string">
            <text:p>* 2nd Merge &amp; check</text:p>
          </table:table-cell>
          <table:table-cell table:style-name="ce61" office:value-type="string" calcext:value-type="string">
            <text:p>MergeDevice6_New</text:p>
          </table:table-cell>
          <table:table-cell table:style-name="ce83" office:value-type="string" calcext:value-type="string">
            <text:p>OK</text:p>
          </table:table-cell>
          <table:table-cell table:style-name="ce61"/>
          <table:table-cell table:style-name="ce42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70"/>
        </table:table-row>
        <table:table-row table:style-name="ro5">
          <table:table-cell table:style-name="ce61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61" office:value-type="string" calcext:value-type="string">
            <text:p>MergeDevice7_KO</text:p>
          </table:table-cell>
          <table:table-cell table:style-name="ce33" office:value-type="string" calcext:value-type="string">
            <text:p>KO</text:p>
          </table:table-cell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61" office:value-type="string" calcext:value-type="string">
            <text:p>MergeDevice8_OK</text:p>
          </table:table-cell>
          <table:table-cell table:style-name="ce33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* Check libray again </text:p>
            <text:p> * and check there is nothing left unchecked</text:p>
          </table:table-cell>
          <table:table-cell table:style-name="ce61" office:value-type="string" calcext:value-type="string">
            <text:p>MergeDevice9_DbOk</text:p>
          </table:table-cell>
          <table:table-cell table:style-name="ce33"/>
          <table:table-cell table:style-name="ce61" table:number-columns-repeated="8"/>
        </table:table-row>
        <table:table-row table:style-name="ro6">
          <table:table-cell table:style-name="ce6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61" office:value-type="string" calcext:value-type="string">
            <text:p>MergeDevice9_DbOk</text:p>
            <text:p>MergeDevice10₅</text:p>
            <text:p>MergeDevice10_JaMuz</text:p>
          </table:table-cell>
          <table:table-cell table:style-name="ce33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* 4th Merge: Check only MyTunes is merged and properly</text:p>
          </table:table-cell>
          <table:table-cell table:style-name="ce61" office:value-type="string" calcext:value-type="string">
            <text:p>MergeDevice10_New</text:p>
            <text:p>MergeDevice9_DbOk</text:p>
          </table:table-cell>
          <table:table-cell table:style-name="ce33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5th Merge: NOW stat sources HAVE BEEN upated:</text:p>
          </table:table-cell>
          <table:table-cell table:style-name="ce61" office:value-type="string" calcext:value-type="string">
            <text:p>MergeDevice11_Sync</text:p>
          </table:table-cell>
          <table:table-cell table:style-name="ce33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Sync again MyTunes and check device FS</text:p>
          </table:table-cell>
          <table:table-cell table:style-name="ce61" office:value-type="string" calcext:value-type="string">
            <text:p>MergeDevice11_Sync2</text:p>
          </table:table-cell>
          <table:table-cell table:style-name="ce33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Merge again and check merge is OK for all sources</text:p>
          </table:table-cell>
          <table:table-cell table:style-name="ce61" office:value-type="string" calcext:value-type="string">
            <text:p>MergeDevice11_Sync2</text:p>
          </table:table-cell>
          <table:table-cell table:style-name="ce33"/>
          <table:table-cell table:style-name="ce61" table:number-columns-repeated="8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9:MergeNTest.C1048576 MergeNTest.C2:MergeNTest.C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C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3:25:59.963289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5T00:32:33.362858706</dc:date>
    <dc:creator>Raphael </dc:creator>
    <meta:editing-duration>PT8H30M8S</meta:editing-duration>
    <meta:editing-cycles>111</meta:editing-cycles>
    <meta:generator>LibreOffice/6.0.6.2$Linux_X86_64 LibreOffice_project/00m0$Build-2</meta:generator>
    <meta:document-statistic meta:table-count="5" meta:cell-count="382" meta:object-count="0"/>
  </office:meta>
</office:document-meta>
</file>